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MeterContext.getEngin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eterContext.setVariables( JMeterVariables va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eterContext.setPreviousResult( SampleResult resul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eterContext.setPreviousSampler( Sampler previousSamp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eterContext.getPreviousResul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eterContext.getThrea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eterContext.getCurrentSamp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eterContext.setThreadNum( int threadNu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eterContext.setEngine( StandardJMeterEngine engin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eterContext.setThreadGroup( ThreadGroup threadgr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eterContext.getVariabl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eterContext.JMeter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JMeterContext.setSamplingStarted( boolean 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eterContext.setThread( JMeterThread threa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eterContext.getPreviousSamp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eterContext.isSamplingStar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eterContext.setCurrentSampler( Sampler samp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MeterContext.getThreadNu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eterContext.getReadBuff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JMeterContext.cle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JMeterContext.getThreadGro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